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text-properties style:font-name="Cantarell" officeooo:paragraph-rsid="0008ac4e"/>
    </style:style>
    <style:style style:name="P2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0a7f5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08ac4e"/>
    </style:style>
    <style:style style:name="P6" style:family="paragraph" style:parent-style-name="Table_20_Contents">
      <style:text-properties style:font-name="Cantarell" officeooo:paragraph-rsid="0008ac4e"/>
    </style:style>
    <style:style style:name="P7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1c6a8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1c6a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T1" style:family="text">
      <style:text-properties officeooo:rsid="00237e3f"/>
    </style:style>
    <style:style style:name="T2" style:family="text">
      <style:text-properties fo:color="#336666"/>
    </style:style>
    <style:style style:name="T3" style:family="text">
      <style:text-properties fo:color="#336666" style:text-underline-style="solid" style:text-underline-width="auto" style:text-underline-color="font-color" officeooo:rsid="00082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13">PATIENT IMMUNIZATION STATUS</text:p>
            <text:p text:style-name="P4"><text:span text:style-name="T2">FOR SCHEDULE</text:span> <text:span text:style-name="T3"><text:placeholder text:placeholder-type="text">&lt;immunization_schedule.sched&gt;</text:placeholder></text:span></text:p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Patient :<text:placeholder text:placeholder-type="text">&lt;patient.rec_name&gt;</text:placeholder></text:p>
          </table:table-cell>
          <table:table-cell table:style-name="Table1.A2" office:value-type="string">
            <text:p text:style-name="P8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5"><text:placeholder text:placeholder-type="text">&lt;if test="patient.sex == 'f'"&gt;</text:placeholder></text:p>
            <text:p text:style-name="P8">Female</text:p>
            <text:p text:style-name="P5"><text:placeholder text:placeholder-type="text">&lt;/if&gt;</text:placeholder></text:p>
            <text:p text:style-name="P5"><text:placeholder text:placeholder-type="text">&lt;if test="patient.sex == 'm'"&gt;</text:placeholder></text:p>
            <text:p text:style-name="P8">Male</text:p>
            <text:p text:style-name="P5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9">Print Date <text:s/>: <text:placeholder text:placeholder-type="text">&lt;formatLang(datetime.datetime.now(), user.language)&gt;</text:placeholder> <text:placeholder text:placeholder-type="text">&lt;datetime.datetime.now().strftime('%H:%M')&gt;</text:placeholder></text:p>
          </table:table-cell>
          <table:table-cell table:style-name="Table1.C2" table:number-columns-spanned="2" office:value-type="string">
            <text:p text:style-name="P8">Age :<text:placeholder text:placeholder-type="text">&lt;patient.age&gt;</text:placeholder></text:p>
          </table:table-cell>
          <table:covered-table-cell/>
        </table:table-row>
      </table:table>
      <text:p text:style-name="P2"/>
      <text:p text:style-name="P3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placeholder text:placeholder-type="text">&lt;vaccine.rec_name&gt;</text:placeholder></text:p>
          </table:table-cell>
        </table:table-row>
      </table:table>
      <text:p text:style-name="P14"><text:placeholder text:placeholder-type="text">&lt;for each="dose in vaccine.doses"&gt;</text:placeholder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><text:placeholder text:placeholder-type="text">&lt;dose.dose_number&gt;</text:placeholder></text:p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7"/>
          </table:table-cell>
        </table:table-row>
      </table:table>
      <text:p text:style-name="P16"><text:placeholder text:placeholder-type="text">&lt;/for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4-12-02T10:13:49.464781819</dc:date>
    <meta:editing-duration>PT18H14M13S</meta:editing-duration>
    <meta:editing-cycles>43</meta:editing-cycles>
    <meta:generator>LibreOffice/4.2.5.2$FreeBSD_X86_64 LibreOffice_project/420m0$Build-2</meta:generator>
    <meta:document-statistic meta:table-count="3" meta:image-count="0" meta:object-count="0" meta:page-count="1" meta:paragraph-count="18" meta:word-count="42" meta:character-count="468" meta:non-whitespace-character-count="443"/>
  </office:meta>
</office:document-meta>
</file>